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8762in" svg:y="0.17164in" svg:width="1.65348in" svg:height="0.76673in" style:rel-width="scale" style:rel-height="scale">
              <draw:image xlink:href=""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number-rows-repeated="2"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9T00:00:00" table:style-name="ce27">
            <text:p>2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0T00:00:00" table:style-name="ce27">
            <text:p>3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1T00:00:00" table:style-name="ce27">
            <text:p>3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1T00:00:00" table:style-name="ce27">
            <text:p>0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2T00:00:00" table:style-name="ce27">
            <text:p>0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3T00:00:00" table:style-name="ce27">
            <text:p>0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5T00:00:00" table:style-name="ce27">
            <text:p>05/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1-06T00:00:00" table:style-name="ce27">
            <text:p>0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7T00:00:00" table:style-name="ce27">
            <text:p>0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8T00:00:00" table:style-name="ce27">
            <text:p>0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45"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style-name="ro15">
          <table:table-cell office:value-type="date" office:date-value="2025-12-28T00:00:00" table:style-name="ce27">
            <text:p>28/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8"/>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number-rows-repeated="1048157"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
    <dc:description/>
    <dc:subject/>
    <meta:initial-creator/>
    <dc:creator/>
    <meta:creation-date>2026-01-09T16:46:25Z</meta:creation-date>
    <dc:date>2026-01-09T16:48:09Z</dc:date>
  </office:meta>
</office:document-meta>
</file>